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WebSocketServiceTests.sessionAttribut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RequestUpgradeStrategy.upgrade( ServerWebExchange exchange , WebSocketHandler webSocketHandler , @ Nullable String subProtocol , Supplier &lt; HandshakeInfo &gt; handshakeInfo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shakeWebSocketServiceTests.initHandshak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